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sans-serif"/>
    <style:font-face style:name="Merriweather" svg:font-family="Merriweather, Georgia, serif"/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d7dadc" style:font-name="Noto Sans" fo:font-size="10.5pt" fo:letter-spacing="normal" fo:font-style="normal" fo:font-weight="normal"/>
    </style:style>
    <style:style style:name="T1" style:family="text">
      <style:text-properties fo:font-variant="normal" fo:text-transform="none" fo:color="#d7dadc" style:font-name="Noto 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n't think he's incapable of innovating. He's trying to anyway.</text:p>
      <text:p text:style-name="P1">Question is whether he and his team can innovate something they can sell</text:p>
      <text:p text:style-name="Preformatted_20_Text"><text:line-break/><text:line-break/><text:span text:style-name="T1">Why? He never did innovate, he stole the idea for Facebook and bought every other new feature and app from a 3rd party under Meta right now.</text:span></text:p>
      <text:p text:style-name="P1">As he ages out further from having a clue what youth want he is loosing that audience in droves across all his platforms.</text:p>
      <text:p text:style-name="P1">He is not an innovator, he is a locust running out of things to eat.</text:p>
      <text:p text:style-name="Preformatted_20_Text"><text:line-break/><text:line-break/>I wake, inhabit my being, a savage scream for nicotine pervades the scene</text:p>
      <text:p text:style-name="Preformatted_20_Text">breaking my peace, once serene.</text:p>
      <text:p text:style-name="Preformatted_20_Text">Good God, my father, how could you call such things into being?</text:p>
      <text:p text:style-name="Preformatted_20_Text">Hunger, Horror, War, the beast slouching towards Babylon is at our door. </text:p>
      <text:p text:style-name="Preformatted_20_Text">Evidence against, positions without defense, <text:s/>the machinations of the Nazarene </text:p>
      <text:p text:style-name="Preformatted_20_Text">no hymns my heart sings, no truth do I sense </text:p>
      <text:p text:style-name="Preformatted_20_Text">I see nothing but cruelty with out recompense </text:p>
      <text:p text:style-name="Preformatted_20_Text">ye shall know them by their fruits </text:p>
      <text:p text:style-name="Preformatted_20_Text">no I know this tree with its roots wound and gnarled into loot </text:p>
      <text:p text:style-name="Preformatted_20_Text">bares horror and terror as a boot on the face of man</text:p>
      <text:p text:style-name="Preformatted_20_Text">surely this cannot have been your plan? <text:line-break/>Dad can't you see?<text:line-break/>Let's cut down this tree </text:p>
      <text:p text:style-name="Preformatted_20_Text">Your king of kings is no king to me<text:line-break/>I will not bow the knee</text:p>
      <text:p text:style-name="Preformatted_20_Text">I must be free<text:line-break/><text:line-break/><text:line-break/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text:line-break/></text:p>
      <text:p text:style-name="Preformatted_20_Text"/>
      <text:p text:style-name="Preformatted_20_Text">“You begin saving the world by saving one man at a time; all else is grandiose romanticism or politics.”</text:p>
      <text:p text:style-name="Preformatted_20_Text">― Charles Bukowski, Women<text:line-break/>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><text:soft-page-break/></text:p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<text:soft-page-break/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<text:soft-page-break/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https://elemental.medium.com/biohackers-with-diabetes-are-making-their-own-insulin-edbfbea838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sans-serif"/>
    <style:font-face style:name="Merriweather" svg:font-family="Merriweather, Georgia, serif"/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1-02T12:19:38.44</dc:date>
    <dc:creator>Blake Stanger</dc:creator>
    <meta:generator>OpenOffice/4.1.11$Win32 OpenOffice.org_project/4111m1$Build-9808</meta:generator>
    <meta:editing-duration>PT48M16S</meta:editing-duration>
    <meta:editing-cycles>2</meta:editing-cycles>
    <meta:document-statistic meta:table-count="0" meta:image-count="0" meta:object-count="0" meta:page-count="4" meta:paragraph-count="120" meta:word-count="1276" meta:character-count="7182"/>
  </office:meta>
</office:document-meta>
</file>